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orV2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233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233.deserialze( DefaultJSONParser parser , Type type , Object field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ssue1233.test_for_issu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FloorV1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